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Noto Serif CJK JP" svg:font-family="'Noto Serif CJK JP', 游明朝, IPAex明朝, 'ＭＳ 明朝'" style:font-family-generic="roman"/>
    <style:font-face style:name="Lucida Sans1" svg:font-family="'Lucida Sans'"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Noto Serif CJK JP1" svg:font-family="'Noto Serif CJK JP', 游明朝, IPAex明朝, 'ＭＳ 明朝:hwid'" style:font-adornments="標準" style:font-family-generic="roman" style:font-pitch="variable"/>
    <style:font-face style:name="Lucida Sans" svg:font-family="'Lucida Sans'" style:font-family-generic="system" style:font-pitch="variable"/>
  </office:font-face-decls>
  <office:automatic-styles>
    <style:style style:name="P1" style:family="paragraph" style:parent-style-name="Footer">
      <style:text-properties officeooo:rsid="001e896a" officeooo:paragraph-rsid="001e896a"/>
    </style:style>
    <style:style style:name="P2" style:family="paragraph" style:parent-style-name="Header">
      <style:text-properties officeooo:paragraph-rsid="00303a92"/>
    </style:style>
    <style:style style:name="P3" style:family="paragraph" style:parent-style-name="Header">
      <style:paragraph-properties>
        <style:tab-stops>
          <style:tab-stop style:position="8.096cm" style:type="center"/>
          <style:tab-stop style:position="25cm" style:type="right"/>
          <style:tab-stop style:position="30cm" style:type="right"/>
        </style:tab-stops>
      </style:paragraph-properties>
    </style:style>
    <style:style style:name="P4" style:family="paragraph" style:parent-style-name="Horizontal_20_Line">
      <style:text-properties officeooo:paragraph-rsid="0054a301"/>
    </style:style>
    <style:style style:name="P5" style:family="paragraph" style:parent-style-name="Signature">
      <style:text-properties officeooo:paragraph-rsid="0054a301"/>
    </style:style>
    <style:style style:name="P6" style:family="paragraph" style:parent-style-name="Text_20_body">
      <style:text-properties officeooo:rsid="0052f850" officeooo:paragraph-rsid="0054a301"/>
    </style:style>
    <style:style style:name="P7" style:family="paragraph" style:parent-style-name="Text_20_body">
      <style:text-properties officeooo:paragraph-rsid="0054a301"/>
    </style:style>
    <style:style style:name="P8" style:family="paragraph" style:parent-style-name="Text_20_body">
      <style:text-properties officeooo:paragraph-rsid="00577286"/>
    </style:style>
    <style:style style:name="P9" style:family="paragraph" style:parent-style-name="Text_20_body">
      <style:text-properties style:font-name="Noto Serif CJK JP1" officeooo:rsid="0052f850" officeooo:paragraph-rsid="0054a301"/>
    </style:style>
    <style:style style:name="P10" style:family="paragraph" style:parent-style-name="Title" style:master-page-name="Genko_20_Yoshi_20_A4_20_Landscape">
      <style:paragraph-properties style:page-number="auto"/>
      <style:text-properties officeooo:paragraph-rsid="0054a301"/>
    </style:style>
    <style:style style:name="P11" style:family="paragraph" style:parent-style-name="Footer">
      <style:text-properties officeooo:rsid="005cdcf9" officeooo:paragraph-rsid="005cdcf9"/>
    </style:style>
    <style:style style:name="P12" style:family="paragraph" style:parent-style-name="Heading_20_1">
      <style:text-properties officeooo:paragraph-rsid="0054a301"/>
    </style:style>
    <style:style style:name="P13" style:family="paragraph" style:parent-style-name="Text_20_body" style:list-style-name="List_20_1">
      <style:text-properties officeooo:paragraph-rsid="0054a301"/>
    </style:style>
    <style:style style:name="P14" style:family="paragraph" style:parent-style-name="Text_20_body" style:list-style-name="List_20_1">
      <style:text-properties officeooo:paragraph-rsid="00577286"/>
    </style:style>
    <style:style style:name="P15" style:family="paragraph" style:parent-style-name="Text_20_body" style:list-style-name="List_20_1">
      <style:text-properties officeooo:rsid="0052f850" officeooo:paragraph-rsid="0054a301"/>
    </style:style>
    <style:style style:name="P16" style:family="paragraph" style:parent-style-name="Text_20_body" style:list-style-name="Numbering_20_一二三">
      <style:text-properties officeooo:paragraph-rsid="00577286"/>
    </style:style>
    <style:style style:name="T1" style:family="text">
      <style:text-properties officeooo:rsid="0052a344"/>
    </style:style>
    <style:style style:name="T2" style:family="text">
      <style:text-properties officeooo:rsid="0052f850"/>
    </style:style>
    <style:style style:name="T3" style:family="text">
      <style:text-properties style:font-name="Noto Serif CJK JP1" officeooo:rsid="0052f850"/>
    </style:style>
    <style:style style:name="T4" style:family="text">
      <style:text-properties officeooo:rsid="005cea11"/>
    </style:style>
    <style:style style:name="T5" style:family="text">
      <style:text-properties officeooo:rsid="00603c35"/>
    </style:style>
    <style:style style:name="T6" style:family="text">
      <style:text-properties officeooo:rsid="006221b9"/>
    </style:style>
    <style:style style:name="T7" style:family="text">
      <style:text-properties officeooo:rsid="00577286"/>
    </style:style>
    <style:style style:name="T8" style:family="text">
      <style:text-properties officeooo:rsid="005844df"/>
    </style:style>
    <style:style style:name="T9" style:family="text">
      <style:text-properties officeooo:rsid="005a6a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原稿用紙テンプレート</text:p>
      <text:p text:style-name="P5">野方　純<text:span text:style-name="T9">(nogajun@libreoffice.org)</text:span></text:p>
      <text:p text:style-name="P7">これは原稿用紙テンプレートです。Ａ４サイズとＢ４<text:span text:style-name="T1">(JIS)サイズの横置きと縦置きのテンプレートがセットになっています。（標準ではＡ４横置きに設定されています。）</text:span></text:p>
      <text:h text:style-name="P12" text:outline-level="1">用紙の選択</text:h>
      <text:p text:style-name="P7">用紙はページスタイルとして設定されています。変更をするにはサイドバーか<text:span text:style-name="Vertical_20_Numbering_20_Symbols"><text:span text:style-name="T1">F11</text:span></text:span><text:span text:style-name="T1">キーを押してスタイルを開いて、ページスタイルアイコンをクリック。それぞれの用紙のスタイルを選択します。用紙は次のような設定になっています。</text:span></text:p>
      <text:list xml:id="list2951416476" text:style-name="List_20_1">
        <text:list-item>
          <text:p text:style-name="P15">Ａ４横置き(Genko Yoshi A4 Landscape)</text:p>
        </text:list-item>
        <text:list-item>
          <text:p text:style-name="P15">Ａ４縦置き(Genko Yoshi A4 Portrait) </text:p>
        </text:list-item>
        <text:list-item>
          <text:p text:style-name="P15">Ｂ４横置き(Genko Yoshi B4(JIS) Landscape)</text:p>
        </text:list-item>
        <text:list-item>
          <text:p text:style-name="P13"><text:span text:style-name="T2">Ｂ４縦置き(Genko Yoshi B4(JIS) </text:span><text:span text:style-name="T3">Portrait)</text:span></text:p>
        </text:list-item>
      </text:list>
      <text:h text:style-name="P12" text:outline-level="1"><text:soft-page-break/>入力方法</text:h>
      <text:p text:style-name="P7">一行目は段落スタイルの「タイトル」が設定されているのでタイトルを入力して改行してください。二行目には自動的に「署名」スタイルが適用されるので名前を入力します。名前を入力して改行すると三行目からは「本文」スタイルが適用されるので、そのまま本文を入力してください。</text:p>
      <text:p text:style-name="P7">会話文を入力するときは本文を入力した後、段落スタイルの「会話文」を適用します。すると字下げ無し、二行目以降字下げの会話の書式になります。</text:p>
      <text:p text:style-name="P7">引用を入力するには、引用部分を入力した後、段落スタイル「引用句」を適用してください。前後一行空きの最初の行は三文字、二行目以降は二文字下げの引用の書式が適用されます。</text:p>
      <text:p text:style-name="P7">見出しについては、見出しを入力した後、段落スタイル「見出し」以下にある「見出し<text:soft-page-break/>１」から「見出し５」を見出しレベルに応じて適用してください。<text:span text:style-name="T4">Ctrl＋1からCtrl＋3には「見出し１」から「見出し３」が設定されているので、それを使うと早く設定できます。ちなみにCtrl＋０を押すと本文スタイルが適用されます。</text:span></text:p>
      <text:p text:style-name="P7">文字の強調は文字スタイルの<text:span text:style-name="Emphasis">強調</text:span>、<text:span text:style-name="Strong_20_Emphasis">さらに強調</text:span>を使います。<text:span text:style-name="T5">LibreOfficeの不具合で文字にめり込みますが気にしないでください。</text:span></text:p>
      <text:p text:style-name="P7">半角文字の縦中横をする場合は、半角文字の範囲を指定して、文字スタイルの「縦書き番号付け記号」を指定してください。摘要すると、このように「<text:span text:style-name="Vertical_20_Numbering_20_Symbols"><text:span text:style-name="T6">12</text:span></text:span><text:span text:style-name="T6">月</text:span><text:span text:style-name="Vertical_20_Numbering_20_Symbols"><text:span text:style-name="T6">24</text:span></text:span><text:span text:style-name="T6">日」なります。</text:span></text:p>
      <text:p text:style-name="P7">メニューの挿入→横線を使うと二行取りの区切り線が入ります。</text:p>
      <text:p text:style-name="P4"/>
      <text:p text:style-name="P7">見た目を変更したい場合は段落スタイルの「横線」にある外枠から線の種類が変更できます。</text:p>
      <text:p text:style-name="P7"><text:soft-page-break/>箇条書きは原稿用紙用に通常の箇条書きと番号付きの箇条書き二つの箇条書きスタイルを用意しています。こんな感じです。</text:p>
      <text:p text:style-name="P7"/>
      <text:list xml:id="list174013756070721" text:continue-numbering="true" text:style-name="List_20_1">
        <text:list-item>
          <text:p text:style-name="P13">通常の箇条書き<text:span text:style-name="T7">(Bullet ●)</text:span></text:p>
        </text:list-item>
        <text:list-item>
          <text:p text:style-name="P14">通常の箇条書き<text:span text:style-name="T7">(Bullet ●)</text:span></text:p>
        </text:list-item>
        <text:list-item>
          <text:p text:style-name="P14">通常の箇条書き<text:span text:style-name="T7">(Bullet ●)</text:span></text:p>
        </text:list-item>
      </text:list>
      <text:p text:style-name="P8"/>
      <text:list xml:id="list2674358644" text:style-name="Numbering_20_一二三">
        <text:list-item>
          <text:p text:style-name="P16">番号付き箇条書き<text:span text:style-name="T7">(Numbering 一二三)</text:span></text:p>
        </text:list-item>
        <text:list-item>
          <text:p text:style-name="P16">番号付き箇条書き<text:span text:style-name="T7">(Numbering 一二三)</text:span></text:p>
        </text:list-item>
        <text:list-item>
          <text:p text:style-name="P16">番号付き箇条書き<text:span text:style-name="T7">(Numbering 一二三)</text:span></text:p>
        </text:list-item>
      </text:list>
      <text:p text:style-name="Text_20_body"/>
      <text:p text:style-name="P7">適用方法は箇条書きを設定した後、箇条書きスタイルの「<text:span text:style-name="T8">Bullet ●」または「Numbering 一二三」を適用してください。</text:span></text:p>
      <text:p text:style-name="P7"/>
      <text:p text:style-name="P7"/>
      <text:p text:style-name="P9"/>
      <text:p text:style-name="P9"/>
      <text:p text:style-name="P6"/>
      <text:p text:style-name="P7"><text:soft-pag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Noto Serif CJK JP" svg:font-family="'Noto Serif CJK JP', 游明朝, IPAex明朝, 'ＭＳ 明朝'" style:font-family-generic="roman"/>
    <style:font-face style:name="Lucida Sans1" svg:font-family="'Lucida Sans'" style:font-family-generic="swiss"/>
    <style:font-face style:name="IPAゴシック" svg:font-family="IPAゴシック" style:font-family-generic="modern" style:font-pitch="fixed"/>
    <style:font-face style:name="Liberation Mono" svg:font-family="'Liberation Mono'" style:font-family-generic="modern" style:font-pitch="fixed"/>
    <style:font-face style:name="Noto Serif CJK JP1" svg:font-family="'Noto Serif CJK JP', 游明朝, IPAex明朝, 'ＭＳ 明朝:hwid'" style:font-adornments="標準" style:font-family-generic="roman"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oto Serif CJK JP" fo:font-size="16pt" fo:language="en" fo:country="US" style:letter-kerning="true" style:font-name-asian="Noto Serif CJK JP" style:font-size-asian="16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oto Serif CJK JP" fo:font-size="16pt" fo:language="en" fo:country="US" style:letter-kerning="true" style:font-name-asian="Noto Serif CJK JP" style:font-size-asian="16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0" fo:widows="0" style:page-number="auto" style:text-autospace="none" style:line-break="normal" style:vertical-align="baseline">
        <style:tab-stops/>
      </style:paragraph-properties>
      <style:text-properties style:font-name="Noto Serif CJK JP1" fo:font-family="'Noto Serif CJK JP', 游明朝, IPAex明朝, 'ＭＳ 明朝:hwid'" style:font-style-name="標準" style:font-family-generic="roman" style:font-pitch="variable"/>
    </style:style>
    <style:style style:name="Heading" style:family="paragraph" style:parent-style-name="Standard" style:next-style-name="Text_20_body" style:class="text" style:master-page-name="">
      <style:paragraph-properties fo:margin-top="0.801cm" fo:margin-bottom="0.801cm" loext:contextual-spacing="false" fo:orphans="2" fo:widows="2" style:page-number="auto" fo:keep-with-next="always">
        <style:tab-stops/>
      </style:paragraph-properties>
      <style:text-properties style:font-name="Noto Serif CJK JP" fo:font-family="'Noto Serif CJK JP', 游明朝, IPAex明朝, 'ＭＳ 明朝'" style:font-family-generic="roman" fo:font-size="16pt" style:font-name-asian="Noto Serif CJK JP" style:font-family-asian="'Noto Serif CJK JP', 游明朝, IPAex明朝, 'ＭＳ 明朝'" style:font-family-generic-asian="roman" style:font-size-asian="16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indent="0cm" style:auto-text-indent="true" style:page-number="auto">
        <style:tab-stops/>
      </style:paragraph-properties>
    </style:style>
    <style:style style:name="List" style:family="paragraph" style:parent-style-name="Text_20_body" style:class="list">
      <style:text-properties style:font-name="Noto Serif CJK JP" fo:font-family="'Noto Serif CJK JP', 游明朝, IPAex明朝, 'ＭＳ 明朝'" style:font-family-generic="roman" style:font-name-asian="Noto Serif CJK JP" style:font-family-asian="'Noto Serif CJK JP', 游明朝, IPAex明朝, 'ＭＳ 明朝'" style:font-family-generic-asian="roman" style:font-size-asian="16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oto Serif CJK JP" fo:font-family="'Noto Serif CJK JP', 游明朝, IPAex明朝, 'ＭＳ 明朝'" style:font-family-generic="roman" fo:font-size="8pt" fo:font-style="normal" style:font-name-asian="Noto Serif CJK JP" style:font-family-asian="'Noto Serif CJK JP', 游明朝, IPAex明朝, 'ＭＳ 明朝'" style:font-family-generic-asian="roman" style:font-size-asian="8pt" style:font-style-asian="normal" style:font-name-complex="Lucida Sans1" style:font-family-complex="'Lucida Sans'" style:font-family-generic-complex="swiss" style:font-size-complex="12pt" style:font-style-complex="italic"/>
    </style:style>
    <style:style style:name="Index" style:family="paragraph" style:parent-style-name="Standard" style:class="index" style:master-page-name="">
      <style:paragraph-properties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1cm" style:type="center"/>
          <style:tab-stop style:position="9.7cm" style:type="right"/>
          <style:tab-stop style:position="12.501cm" style:type="center"/>
          <style:tab-stop style:position="15cm" style:type="center"/>
          <style:tab-stop style:position="16.2cm" style:type="right"/>
          <style:tab-stop style:position="19.5cm" style:type="right"/>
          <style:tab-stop style:position="25cm" style:type="right"/>
          <style:tab-stop style:position="30.2cm" style:type="right"/>
        </style:tab-stops>
      </style:paragraph-properties>
      <style:text-properties fo:font-size="8pt" style:font-size-asian="8pt"/>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Signature" style:family="paragraph" style:parent-style-name="Standard" style:next-style-name="Text_20_body" style:class="text" style:master-page-name="">
      <loext:graphic-properties draw:fill="none" draw:fill-color="#729fcf"/>
      <style:paragraph-properties fo:margin-left="0cm" fo:margin-right="0.9cm" fo:text-align="end" style:justify-single-word="false" fo:orphans="0" fo:widows="0" fo:text-indent="0cm" style:auto-text-indent="false" style:page-number="auto" fo:background-color="transparent" text:number-lines="true" text:line-number="0" style:text-autospace="none" style:line-break="normal">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ender" style:family="paragraph" style:hidden="true" style:parent-style-name="Standard" style:class="extra">
      <style:paragraph-properties fo:margin-top="0cm" fo:margin-bottom="0.106cm" loext:contextual-spacing="false" text:number-lines="false" text:line-number="0"/>
    </style:style>
    <style:style style:name="Title" style:family="paragraph" style:parent-style-name="Heading" style:next-style-name="Signature" style:class="chapter" style:master-page-name="">
      <loext:graphic-properties draw:fill="none" draw:fill-color="#729fcf"/>
      <style:paragraph-properties fo:margin-left="2.3cm" fo:margin-right="0cm" fo:margin-top="0cm" fo:margin-bottom="0cm" loext:contextual-spacing="false" fo:orphans="0" fo:widows="0" fo:text-indent="0cm" style:auto-text-indent="false" style:page-number="auto" fo:background-color="transparent" fo:keep-with-next="auto" style:text-autospace="none" style:line-break="normal" style:vertical-align="baseline">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cm" fo:margin-right="0cm" fo:margin-top="0.801cm" fo:margin-bottom="0.801cm" loext:contextual-spacing="false" fo:orphans="2" fo:widows="2" fo:text-indent="1.6cm" style:auto-text-indent="false" style:page-number="auto" fo:background-color="transparent" fo:keep-with-next="always" style:text-autospace="none" style:line-break="normal">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text-indent="2.401cm" style:auto-text-indent="false"/>
    </style:style>
    <style:style style:name="Heading_20_3" style:display-name="Heading 3" style:family="paragraph" style:parent-style-name="Heading" style:next-style-name="Text_20_body" style:default-outline-level="3" style:class="text">
      <style:paragraph-properties fo:margin-left="0cm" fo:margin-right="0cm" fo:text-indent="3.2cm" style:auto-text-indent="false"/>
    </style:style>
    <style:style style:name="Heading_20_4" style:display-name="Heading 4" style:family="paragraph" style:parent-style-name="Heading" style:next-style-name="Text_20_body" style:default-outline-level="4" style:class="text">
      <style:paragraph-properties fo:margin-left="0cm" fo:margin-right="0cm" fo:text-indent="3.2cm" style:auto-text-indent="false"/>
    </style:style>
    <style:style style:name="Heading_20_5" style:display-name="Heading 5" style:family="paragraph" style:parent-style-name="Heading" style:next-style-name="Text_20_body" style:default-outline-level="5" style:class="text">
      <style:paragraph-properties fo:margin-left="0cm" fo:margin-right="0cm" fo:text-indent="3.2cm" style:auto-text-indent="false"/>
    </style:style>
    <style:style style:name="Heading_20_6" style:display-name="Heading 6" style:family="paragraph" style:hidden="true" style:parent-style-name="Heading" style:next-style-name="Text_20_body" style:default-outline-level="6" style:class="text">
      <style:paragraph-properties fo:margin-left="0cm" fo:margin-right="0cm" fo:text-indent="3.2cm" style:auto-text-indent="false"/>
    </style:style>
    <style:style style:name="Heading_20_7" style:display-name="Heading 7" style:family="paragraph" style:hidden="true" style:parent-style-name="Heading" style:next-style-name="Text_20_body" style:default-outline-level="7" style:class="text">
      <style:paragraph-properties fo:margin-left="0cm" fo:margin-right="0cm" fo:text-indent="3.2cm" style:auto-text-indent="false"/>
    </style:style>
    <style:style style:name="Heading_20_8" style:display-name="Heading 8" style:family="paragraph" style:hidden="true" style:parent-style-name="Heading" style:next-style-name="Text_20_body" style:default-outline-level="8" style:class="text">
      <style:paragraph-properties fo:margin-left="0cm" fo:margin-right="0cm" fo:text-indent="3.2cm" style:auto-text-indent="false"/>
    </style:style>
    <style:style style:name="Heading_20_9" style:display-name="Heading 9" style:family="paragraph" style:hidden="true" style:parent-style-name="Heading" style:next-style-name="Text_20_body" style:default-outline-level="9" style:class="text">
      <style:paragraph-properties fo:margin-left="0cm" fo:margin-right="0cm" fo:text-indent="3.2cm" style:auto-text-indent="false"/>
    </style:style>
    <style:style style:name="Heading_20_10" style:display-name="Heading 10" style:family="paragraph" style:hidden="true" style:parent-style-name="Heading" style:next-style-name="Text_20_body" style:default-outline-level="10" style:class="text">
      <style:paragraph-properties fo:margin-left="0cm" fo:margin-right="0cm" fo:text-indent="3.2cm" style:auto-text-indent="false"/>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text:number-lines="false" text:line-number="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style>
    <style:style style:name="Salutation" style:family="paragraph" style:hidden="true" style:parent-style-name="Standard" style:class="text">
      <style:paragraph-properties text:number-lines="false" text:line-number="0"/>
    </style:style>
    <style:style style:name="会話文" style:family="paragraph" style:parent-style-name="Standard">
      <style:paragraph-properties fo:margin-left="0.801cm" fo:margin-right="0cm" fo:text-indent="-0.801cm" style:auto-text-indent="false">
        <style:tab-stops/>
      </style:paragraph-properties>
    </style:style>
    <style:style style:name="Quotations" style:family="paragraph" style:parent-style-name="Standard" style:class="html">
      <style:paragraph-properties fo:margin-left="1.6cm" fo:margin-right="0cm" fo:margin-top="0.801cm" fo:margin-bottom="0.801cm" loext:contextual-spacing="false" fo:text-indent="0.801cm" style:auto-text-indent="false"/>
    </style:style>
    <style:style style:name="Footer_20_right" style:display-name="Footer right" style:family="paragraph" style:parent-style-name="Footer" style:class="extra">
      <style:paragraph-properties fo:text-align="end" style:justify-single-word="false" text:number-lines="false" text:line-number="0"/>
    </style:style>
    <style:style style:name="Footer_20_left" style:display-name="Footer left" style:family="paragraph" style:parent-style-name="Footer" style:class="extra">
      <style:paragraph-properties text:number-lines="false" text:line-number="0"/>
    </style:style>
    <style:style style:name="Header_20_right" style:display-name="Header right" style:family="paragraph" style:parent-style-name="Header" style:class="extra">
      <style:paragraph-properties fo:text-align="end" style:justify-single-word="false" text:number-lines="false" text:line-number="0"/>
    </style:style>
    <style:style style:name="Header_20_left" style:display-name="Header left" style:family="paragraph" style:parent-style-name="Header" style:class="extra">
      <style:paragraph-properties text:number-lines="false" text:line-number="0"/>
    </style:style>
    <style:style style:name="Horizontal_20_Line" style:display-name="Horizontal Line" style:family="paragraph" style:parent-style-name="Standard" style:next-style-name="Text_20_body" style:class="html" style:master-page-name="">
      <style:paragraph-properties fo:margin-left="3.2cm" fo:margin-right="3.2cm" fo:margin-top="0cm" fo:margin-bottom="0.801cm" loext:contextual-spacing="false" fo:text-align="center" style:justify-single-word="false" fo:text-indent="0cm" style:auto-text-indent="false" style:page-number="auto" fo:padding="0cm" fo:border-left="0.99pt solid #000000" fo:border-right="none" fo:border-top="none" fo:border-bottom="none" text:number-lines="true" text:line-number="0" style:join-border="false">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IPAゴシック" style:font-family-asian="IPA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style style:name="Numbering_20_Symbols" style:display-name="Numbering Symbols" style:family="text">
      <style:text-properties style:font-name="Noto Serif CJK JP1" fo:font-family="'Noto Serif CJK JP', 游明朝, IPAex明朝, 'ＭＳ 明朝:hwid'" style:font-style-name="標準" style:font-family-generic="roman" style:font-pitch="variable"/>
    </style:style>
    <style:style style:name="Citation" style:family="text"/>
    <style:style style:name="Emphasis" style:family="text">
      <style:text-properties style:font-name="Noto Serif CJK JP1" fo:font-family="'Noto Serif CJK JP', 游明朝, IPAex明朝, 'ＭＳ 明朝:hwid'" style:font-style-name="標準" style:font-family-generic="roman" style:font-pitch="variable" style:text-emphasize="disc above"/>
    </style:style>
    <style:style style:name="Strong_20_Emphasis" style:display-name="Strong Emphasis" style:family="text">
      <style:text-properties style:text-underline-style="solid" style:text-underline-type="double" style:text-underline-width="auto" style:text-underline-color="font-color"/>
    </style:style>
    <style:style style:name="Page_20_Number" style:display-name="Page Number" style:family="text">
      <style:text-properties fo:font-size="8pt" style:font-size-asian="8pt"/>
    </style:style>
    <style:style style:name="Variable" style:family="text">
      <style:text-properties fo:font-style="italic" style:font-style-asian="italic" style:font-style-complex="italic"/>
    </style:style>
    <style:style style:name="Rubies" style:family="text">
      <style:text-properties style:font-name="Noto Serif CJK JP1" fo:font-family="'Noto Serif CJK JP', 游明朝, IPAex明朝, 'ＭＳ 明朝:hwid'" style:font-style-name="標準" style:font-family-generic="roman" style:font-pitch="variable" fo:font-size="7pt" style:text-underline-style="none" style:font-size-asian="7pt" style:font-size-complex="6pt" style:text-emphasize="none"/>
    </style:style>
    <style:style style:name="Line_20_numbering" style:display-name="Line numbering" style:family="text">
      <style:text-properties fo:font-size="8pt" style:font-size-asian="8pt" style:text-rotation-angle="270" style:text-rotation-scale="line-height"/>
    </style:style>
    <style:style style:name="Vertical_20_Numbering_20_Symbols" style:display-name="Vertical Numbering Symbols" style:family="text">
      <style:text-properties style:text-rotation-angle="90" style:text-rotation-scale="line-heigh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draw:wrap-influence-on-position="once-concurrent" loext:allow-overlap="true">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nothing"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nothing"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nothing"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nothing"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nothing"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nothing"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nothing"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nothing"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nothing"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nothing" fo:text-indent="-0.635cm" fo:margin-left="6.985cm"/>
        </style:list-level-properties>
        <style:text-properties style:font-name="OpenSymbol"/>
      </text:list-level-style-bullet>
    </text:list-style>
    <text:list-style style:name="Bullet">
      <text:list-level-style-bullet text:level="1" text:style-name="Bullet_20_Symbols" text:bullet-char="●">
        <style:list-level-properties text:list-level-position-and-space-mode="label-alignment">
          <style:list-level-label-alignment text:label-followed-by="nothing"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nothing"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nothing"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nothing"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nothing"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nothing"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nothing"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nothing"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nothing"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nothing" fo:text-indent="-0.635cm" fo:margin-left="6.985cm"/>
        </style:list-level-properties>
        <style:text-properties style:font-name="OpenSymbol"/>
      </text:list-level-style-bullet>
    </text:list-style>
    <text:list-style style:name="Numbering_20_一二三" style:display-name="Numbering 一二三">
      <text:list-level-style-number text:level="1" text:style-name="Numbering_20_Symbols" style:num-suffix="．" style:num-format="一, 二, 三, ...">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suffix="．" style:num-format="一, 二, 三, ...">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suffix="．" style:num-format="一, 二, 三, ...">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suffix="．" style:num-format="一, 二, 三, ...">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suffix="．" style:num-format="一, 二, 三, ...">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suffix="．" style:num-format="一, 二, 三, ...">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suffix="．" style:num-format="一, 二, 三, ...">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suffix="．" style:num-format="一, 二, 三, ...">
        <style:list-level-properties text:list-level-position-and-space-mode="label-alignment">
          <style:list-level-label-alignment text:label-followed-by="nothing"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count-empty-lines="false" style:num-format="1" text:number-position="left" text:increment="1"/>
  </office:styles>
  <office:automatic-styles>
    <style:style style:name="MP1" style:family="paragraph" style:parent-style-name="Footer">
      <style:text-properties officeooo:rsid="001e896a" officeooo:paragraph-rsid="001e896a"/>
    </style:style>
    <style:style style:name="MP2" style:family="paragraph" style:parent-style-name="Header">
      <style:text-properties officeooo:paragraph-rsid="00303a92"/>
    </style:style>
    <style:style style:name="MP3" style:family="paragraph" style:parent-style-name="Footer">
      <style:text-properties officeooo:rsid="005cdcf9" officeooo:paragraph-rsid="005cdcf9"/>
    </style:style>
    <style:style style:name="MP4" style:family="paragraph" style:parent-style-name="Header">
      <style:paragraph-properties>
        <style:tab-stops>
          <style:tab-stop style:position="8.096cm" style:type="center"/>
          <style:tab-stop style:position="25cm" style:type="right"/>
          <style:tab-stop style:position="30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1.199cm" fo:margin-left="2.401cm" fo:margin-right="2.401cm" style:writing-mode="tb-rl" style:layout-grid-color="#ffaa95" style:layout-grid-lines="20" style:layout-grid-base-height="0.811cm" style:layout-grid-ruby-height="0.388cm" style:layout-grid-mode="both" style:layout-grid-ruby-below="false" style:layout-grid-print="true" style:layout-grid-display="true" style:footnote-max-height="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36.4cm" fo:page-height="25.7cm" style:num-format="1" style:print-orientation="landscape" fo:margin-top="2.6cm" fo:margin-bottom="1.6cm" fo:margin-left="3.099cm" fo:margin-right="3.099cm" style:writing-mode="tb-rl" style:layout-grid-color="#ffaa95" style:layout-grid-lines="20" style:layout-grid-base-height="1.023cm" style:layout-grid-ruby-height="0.459cm" style:layout-grid-mode="both"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0">
      <style:page-layout-properties fo:page-width="21.001cm" fo:page-height="29.7cm" style:num-format="1" style:print-orientation="portrait" fo:margin-top="2cm" fo:margin-bottom="1.7cm" fo:margin-left="2.401cm" fo:margin-right="2.401cm" style:writing-mode="lr-tb" style:layout-grid-color="#afd095" style:layout-grid-lines="21" style:layout-grid-base-height="0.776cm" style:layout-grid-ruby-height="0.459cm" style:layout-grid-mode="both"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style:page-layout style:name="Mpm11">
      <style:page-layout-properties fo:page-width="25.7cm" fo:page-height="36.4cm" style:num-format="1" style:print-orientation="portrait" fo:margin-top="2.6cm" fo:margin-bottom="1.6cm" fo:margin-left="3.099cm" fo:margin-right="3.099cm" style:writing-mode="lr-tb" style:layout-grid-color="#afd095" style:layout-grid-lines="21" style:layout-grid-base-height="0.953cm" style:layout-grid-ruby-height="0.564cm" style:layout-grid-mode="both" style:layout-grid-ruby-below="false" style:layout-grid-print="true" style:layout-grid-display="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0.499cm" fo:margin-left="0cm" fo:margin-right="0cm" fo:margin-bottom="0cm" fo:background-color="transparent" style:dynamic-spacing="false" draw:fill="none" draw:fill-color="#729fcf"/>
      </style:header-style>
      <style:footer-style>
        <style:header-footer-properties svg: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master-page style:name="Genko_20_Yoshi_20_A4_20_Landscape" style:display-name="Genko Yoshi A4 Landscape" style:page-layout-name="Mpm2">
      <style:header>
        <text:p text:style-name="Header"/>
      </style:header>
      <style:footer>
        <text:p text:style-name="MP1">20x20<text:tab/><text:tab/><text:tab/><text:page-number text:select-page="current">5</text:page-number></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Genko_20_Yoshi_20_B4_28_JIS_29__20_Landscape" style:display-name="Genko Yoshi B4(JIS) Landscape" style:page-layout-name="Mpm9">
      <style:header>
        <text:p text:style-name="MP2"/>
      </style:header>
      <style:footer>
        <text:p text:style-name="MP3">20x20</text:p>
      </style:footer>
    </style:master-page>
    <style:master-page style:name="Genko_20_Yoshi_20_A4_20_Portrait" style:display-name="Genko Yoshi A4 Portrait" style:page-layout-name="Mpm10">
      <style:header>
        <text:p text:style-name="MP4"/>
      </style:header>
      <style:footer>
        <text:p text:style-name="MP3">20x20</text:p>
      </style:footer>
    </style:master-page>
    <style:master-page style:name="Genko_20_Yoshi_20_B4_28_JIS_29__20_Portrait" style:display-name="Genko Yoshi B4(JIS) Portrait" style:page-layout-name="Mpm11">
      <style:header>
        <text:p text:style-name="Header"/>
      </style:header>
      <style:footer>
        <text:p text:style-name="MP3">20x20</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24T17:28:21.193000000</meta:creation-date>
    <meta:editing-duration>PT8M42S</meta:editing-duration>
    <meta:editing-cycles>8</meta:editing-cycles>
    <meta:generator>LibreOffice/6.4.4.2$Windows_X86_64 LibreOffice_project/3d775be2011f3886db32dfd395a6a6d1ca2630ff</meta:generator>
    <meta:initial-creator>Nogata Jun</meta:initial-creator>
    <dc:date>2020-06-24T17:40:07.636000000</dc:date>
    <dc:creator>Nogata Jun</dc:creator>
    <meta:document-statistic meta:table-count="0" meta:image-count="0" meta:object-count="0" meta:page-count="5" meta:paragraph-count="30" meta:word-count="1056" meta:character-count="1293" meta:non-whitespace-character-count="1268"/>
  </office:meta>
</office:document-meta>
</file>